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11.3000001907349pt" fo:font-style="italic"/>
    </style:style>
    <style:style style:name="P2" style:family="paragraph" style:parent-style-name="Preformatted_20_Text">
      <style:text-properties fo:color="#808080"/>
    </style:style>
    <style:style style:name="P3" style:family="paragraph" style:parent-style-name="Preformatted_20_Text">
      <style:text-properties fo:color="#808080" style:font-name="DejaVu Sans Mono" fo:font-size="11.3000001907349pt" fo:font-style="italic"/>
    </style:style>
    <style:style style:name="T1" style:family="text">
      <style:text-properties style:font-name="DejaVu Sans Mono" fo:font-size="11.3000001907349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-----------------Algo starts---------------------------&gt;</text:p>
      <text:p text:style-name="P3">/*Function to print level order traversal of tree*/</text:p>
      <text:p text:style-name="P3">/*</text:p>
      <text:p text:style-name="P3">printLevelorder(tree)</text:p>
      <text:p text:style-name="P3">for d = 1 to height(tree)</text:p>
      <text:p text:style-name="P2"><text:s text:c="3"/><text:span text:style-name="T1">printGivenLevel(tree, d);</text:span></text:p>
      <text:p text:style-name="P3">/*Function to print all nodes at a given level*/</text:p>
      <text:p text:style-name="P3">/*printGivenLevel(tree, level)</text:p>
      <text:p text:style-name="P3">if tree is NULL then return;</text:p>
      <text:p text:style-name="P3">if level is 1, then</text:p>
      <text:p text:style-name="P2"><text:s text:c="4"/><text:span text:style-name="T1">print(tree-&gt;data);</text:span></text:p>
      <text:p text:style-name="P3">else if level greater than 1, then</text:p>
      <text:p text:style-name="P2"><text:s text:c="4"/><text:span text:style-name="T1">printGivenLevel(tree-&gt;left, level-1);</text:span></text:p>
      <text:p text:style-name="P2"><text:s text:c="4"/><text:span text:style-name="T1">printGivenLevel(tree-&gt;right, level-1);</text:span></text:p>
      <text:p text:style-name="P3">*//*</text:p>
      <text:p text:style-name="P3">&lt;-----------------Algo ends---------------------------&gt;</text:p>
      <text:p text:style-name="P1">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4:18.677975148</meta:creation-date>
    <dc:date>2017-11-21T10:44:51.212539986</dc:date>
    <meta:editing-duration>PT34S</meta:editing-duration>
    <meta:editing-cycles>1</meta:editing-cycles>
    <meta:document-statistic meta:table-count="0" meta:image-count="0" meta:object-count="0" meta:page-count="1" meta:paragraph-count="17" meta:word-count="62" meta:character-count="509" meta:non-whitespace-character-count="453"/>
    <meta:generator>LibreOffice/5.1.6.2$Linux_X86_64 LibreOffice_project/10m0$Build-2</meta:generator>
  </office:meta>
</office:document-meta>
</file>